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P7" style:parent-style-name="Párrafodelista" style:family="paragraph">
      <style:text-properties fo:language="en" fo:country="US"/>
    </style:style>
    <style:style style:name="P8" style:parent-style-name="Párrafodelista" style:family="paragraph">
      <style:paragraph-properties fo:text-indent="0.4833in"/>
      <style:text-properties fo:language="en" fo:country="US"/>
    </style:style>
    <style:style style:name="P9" style:parent-style-name="Párrafodelista" style:family="paragraph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P11" style:parent-style-name="Párrafodelista" style:list-style-name="LFO1" style:family="paragraph"/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Párrafodelista" style:family="paragraph">
      <style:text-properties fo:font-weight="bold" style:font-weight-asian="bold" style:font-weight-complex="bold"/>
    </style:style>
    <style:style style:name="P14" style:parent-style-name="Párrafodelista" style:list-style-name="LFO1" style:family="paragraph"/>
  </office:automatic-styles>
  <office:body>
    <office:text text:use-soft-page-breaks="true">
      <text:p text:style-name="P1">BRD – APLICATIVO ANALISIS COVID</text:p>
      <text:p text:style-name="Normal">Scope</text:p>
      <text:p text:style-name="Normal">Como usuario quiero poder disponer de los datos sobre el covid-19 para poder analizarlos. Para una gestión más agile del dataset los datos tienen que ser separados en ficheros distintos por cada País en<text:s/>análisis. Mi análisis tiene que estar echa a través de una interfaz user-friendly considerando que la primera versión del producto sería un mpv. El usuario<text:s/>debe tener<text:s/>la posibilidad de manipular los datos, compararlos entre países y acceder fácilmente<text:s/>a los datos<text:s/>más<text:s/>representativos de la estadística (País con<text:s/>más<text:s/>incidencia, con menos incidencias, etc.)</text:p>
      <text:p text:style-name="Normal">Assumptions</text:p>
      <text:p text:style-name="Normal">Los datos tienen que ser cogidos desde el website<text:s/><text:a xlink:href="https://covid.ourworldindata.org/data/owid-covid-data.csv" office:target-frame-name="_top" xlink:show="replace"><text:span text:style-name="Hipervínculo">https://covid.ourworldindata.org/data/owid-covid-data.csv</text:span></text:a><text:s/>que presenta un listado de países con los datos relevados sobre el COVID-19.<text:s/></text:p>
      <text:p text:style-name="Normal"/>
      <text:p text:style-name="Normal">Details</text:p>
      <text:p text:style-name="Normal">El programa será programado en Python.</text:p>
      <text:p text:style-name="Normal">El usuario se encontrará con un menú cerrado con las funciones principales a las cuales acceder.</text:p>
      <text:list text:style-name="LFO1" text:continue-numbering="true">
        <text:list-item>
          <text:p text:style-name="P2">Cerrar programa</text:p>
        </text:list-item>
        <text:list-item>
          <text:p text:style-name="P3">Actualizar datos</text:p>
        </text:list-item>
        <text:list-item>
          <text:p text:style-name="P4">Report sintético<text:s/>global</text:p>
        </text:list-item>
      </text:list>
      <text:p text:style-name="Párrafodelista">En esa función serán reportados los siguientes datos actualizados:</text:p>
      <text:p text:style-name="Párrafodelista"><text:tab/><text:span text:style-name="T5">País con más incidencia hoy &amp; Valor (new cases, new death, new case</text:span><text:span text:style-name="T6">s per millions, new death per millions, icu patients, icu patients per million, death rate and new vaccinations smoother per hundred)</text:span></text:p>
      <text:p text:style-name="P7"><text:tab/>País con menos incidencia hoy &amp; Valor (new cases, new death, new cases per millions, new death per millions, icu patients, icu patients per million, death rate and new vaccinations smoother per hundred)</text:p>
      <text:p text:style-name="P8">País con más incidencia<text:s/>historica<text:s/>&amp; Valor (new cases, new death, new cases per millions, new death per millions, icu patients, icu patients per million, death rate and new vaccinations smoother per hundred)</text:p>
      <text:p text:style-name="P9"><text:tab/>País con menos incidencia<text:s/>historica<text:s/>&amp; Valor (new cases, new death, new cases per millions, new death per millions, icu patients, icu patients per million, death rate and new vaccinations smoother per hundred)</text:p>
      <text:p text:style-name="Párrafodelista"><text:span text:style-name="T10"><text:tab/></text:span>Pais con maxima subida en el ultimo mes</text:p>
      <text:p text:style-name="Párrafodelista"><text:tab/>País con macxima bajada en el ultimo mes<text:line-break/></text:p>
      <text:list text:style-name="LFO1" text:continue-numbering="true">
        <text:list-item>
          <text:p text:style-name="P11">Datos de un país en particular</text:p>
        </text:list-item>
      </text:list>
      <text:p text:style-name="Párrafodelista">En esa función el usuario debería inputar un país<text:s/>(donde habrá un check sobre la existencia del país en el listado presente y con un mensaje que sugiera al usuario el éxito de ese check). Aquí estarán reportados todos los datos de un país desde el inicio de las rilevaciones.</text:p>
      <text:p text:style-name="Párrafodelista"/>
      <text:soft-page-break/>
      <text:p text:style-name="Párrafodelista"><text:tab/><text:span text:style-name="T12">Posible insertar como parametro un timeframe y/o una variable en particular (lista cerrada de los campos disponibles en el dataset)</text:span></text:p>
      <text:p text:style-name="P13"/>
      <text:list text:style-name="LFO1" text:continue-numbering="true">
        <text:list-item>
          <text:p text:style-name="P14">Comparación de<text:s/>dos o más países</text:p>
        </text:list-item>
      </text:list>
      <text:p text:style-name="Párrafodelista">Similar a la función anterior, solo que en principio al cliente se preguntará cuantos países quiere analizar y de imputar los países uno a uno (considerando el check de la validez del país).</text:p>
      <text:p text:style-name="Párrafodelista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Piredda</meta:initial-creator>
    <dc:creator>Giovanni Piredda</dc:creator>
    <meta:creation-date>2021-04-21T20:21:00Z</meta:creation-date>
    <dc:date>2021-04-22T18:13:00Z</dc:date>
    <meta:template xlink:href="Normal" xlink:type="simple"/>
    <meta:editing-cycles>3</meta:editing-cycles>
    <meta:editing-duration>PT1920S</meta:editing-duration>
    <meta:document-statistic meta:page-count="2" meta:paragraph-count="5" meta:word-count="417" meta:character-count="2710" meta:row-count="19" meta:non-whitespace-character-count="2298"/>
  </office:meta>
</office:document-meta>
</file>